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4">
      <style:text-properties xmlns:officeooo="http://openoffice.org/2009/office"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 :)</text:p>
      <text:p text:style-name="P4"> Ms </text:p>
      <text:p text:style-name="P3"/>
      <text:p text:style-name="P2">This is a very important letter from <text:s/><text:span text:style-name="T1"> to </text:span><text:span text:style-name="T2">{u'company_phn': u'1-877-782-8059', u'company_addr2': u'Claims Administrator', u'company_addr3': u'P.O. Box 10056', u'company_addr1': u'c/o Garden City Group, LLC', u'sec_tran_prc_amt': u'43.6300', u'clm_no': u'10181733', u'mail_dt': u'07/28/15', u'us_city_nm': u'TAMPA', u'sec_shrt_nm': u'HEWLETT-PACKARD COMPANY', u'company_city': u'Dublin', u'sec_tran_ttl_amt': u'45811.5000', u'nm_addr_txt_2': u'FBO: NATIONWIDE 700 INDEX FUND', u'nm_addr_txt_3': u'ATTN: XYZ CHECK PROCESSING', u'nm_addr_txt_1': u'ABC CORP.', u'sec_tran_qty': u'1050.0000', u'nm_addr_txt_4': u'895455 HIGH LAND MANOR DRIVE', u'nm_addr_txt_5': u'', u'Response_Due_Date': u'42233', u'us_zip_cd_5': u'56897', u'class_period': u'Nov. 22, 2010 through Aug. 18, 2011, inclusive', u'us_st_cd': u'FL', u'eligible_sec': u'Hewlett-Packard Common Stock', u'Transactions': u'Sale', u'project_bar_code': u'HPD0104183336', u'company_state': u'OH', u'Proj_name': u'Hewlett-Packard Securities Litigation', u'sec_tran_dtm': u'01/07/11', u'company_zip5': u'43017', u'company_zip4': u'6656'}</text:span></text:p>
      <text:p text:style-name="P1"/>
      <text:p text:style-name="P1"/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9-17T11:28:20.330Z</dc:date>
    <meta:editing-cycles>41</meta:editing-cycles>
    <meta:generator>WebODF/0.5.7 Mozilla/5.0 (X11; Ubuntu; Linux x86_64; rv:39.0) Gecko/20100101 Firefox/39.0</meta:generator>
    <dc:creator>WebODF-Curious</dc:creator>
  </office:meta>
</office:document-meta>
</file>